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Line_20_Arrow" draw:marker-start-width="0.33cm" draw:marker-end="" draw:marker-end-width="0.279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33% 58%"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63cm" svg:y1="2.07cm" svg:x2="1.863cm" svg:y2="12.982cm">
          <text:p text:style-name="P2"/>
        </draw:line>
        <draw:line draw:style-name="gr1" draw:text-style-name="P1" draw:layer="layout" svg:x1="16.313cm" svg:y1="13.001cm" svg:x2="1.863cm" svg:y2="12.982cm">
          <text:p text:style-name="P2"/>
        </draw:line>
        <draw:path draw:style-name="gr2" draw:text-style-name="P1" draw:layer="layout" svg:width="5.268cm" svg:height="10.855cm" svg:x="4.478cm" svg:y="2.089cm" svg:viewBox="0 0 5269 10856" svg:d="m0 10856h452c452 0 790-132 790-132l715-244c0 0 508-395 527-395s564-508 564-508l659-885c0 0 451-1110 470-1110s283-978 283-959 338-1393 338-1393l207-1392 151-1261c0 0 37-1034 56-1034s38-1543 57-1543h-19">
          <text:p text:style-name="P2"/>
        </draw:path>
        <draw:path draw:style-name="gr2" draw:text-style-name="P1" draw:layer="layout" svg:width="6.753cm" svg:height="6.15cm" svg:x="9.709cm" svg:y="4.855cm" svg:viewBox="0 0 6754 6151" svg:d="m6754 4553c-564 263-545 263-545 263l-1073 452-997 338-1148 283-903 188c0 0-545 74-527 74s-639-74-639-93-376-263-376-263l-301-471-170-978-57-2089c0 0 1-357 1-338s-19-1919-19-1919">
          <text:p text:style-name="P2"/>
        </draw:path>
        <draw:frame draw:style-name="gr3" draw:text-style-name="P3" draw:layer="layout" svg:width="3.918cm" svg:height="1.114cm" draw:transform="rotate (1.55683369277865) translate (0.079cm 9.419cm)">
          <draw:text-box>
            <text:p text:style-name="P2"><text:span text:style-name="T1">C</text:span><text:span text:style-name="T2">P</text:span><text:span text:style-name="T3"> (J g</text:span><text:span text:style-name="T4">-1</text:span><text:span text:style-name="T3"> K</text:span><text:span text:style-name="T4">-1</text:span><text:span text:style-name="T3">)</text:span></text:p>
          </draw:text-box>
        </draw:frame>
        <draw:frame draw:style-name="gr3" draw:layer="layout" svg:width="1.915cm" svg:height="0.962cm" svg:x="8.576cm" svg:y="13.564cm">
          <draw:text-box>
            <text:p text:style-name="P2"><text:span text:style-name="T1">T</text:span> (K)</text:p>
          </draw:text-box>
        </draw:frame>
        <draw:line draw:style-name="gr4" draw:text-style-name="P1" draw:layer="layout" svg:x1="2.044cm" svg:y1="11.16cm" svg:x2="1.835cm" svg:y2="11.16cm">
          <text:p text:style-name="P2"/>
        </draw:line>
        <draw:line draw:style-name="gr4" draw:text-style-name="P1" draw:layer="layout" svg:x1="2.045cm" svg:y1="9.36cm" svg:x2="1.836cm" svg:y2="9.36cm">
          <text:p text:style-name="P2"/>
        </draw:line>
        <draw:line draw:style-name="gr4" draw:text-style-name="P1" draw:layer="layout" svg:x1="2.046cm" svg:y1="7.516cm" svg:x2="1.837cm" svg:y2="7.516cm">
          <text:p text:style-name="P2"/>
        </draw:line>
        <draw:line draw:style-name="gr4" draw:text-style-name="P1" draw:layer="layout" svg:x1="2.047cm" svg:y1="5.702cm" svg:x2="1.838cm" svg:y2="5.702cm">
          <text:p text:style-name="P2"/>
        </draw:line>
        <draw:line draw:style-name="gr4" draw:text-style-name="P1" draw:layer="layout" svg:x1="2.048cm" svg:y1="3.881cm" svg:x2="1.839cm" svg:y2="3.881cm">
          <text:p text:style-name="P2"/>
        </draw:line>
        <draw:line draw:style-name="gr4" draw:text-style-name="P1" draw:layer="layout" svg:x1="5.402cm" svg:y1="12.794cm" svg:x2="5.399cm" svg:y2="13.003cm">
          <text:p text:style-name="P2"/>
        </draw:line>
        <draw:line draw:style-name="gr4" draw:text-style-name="P1" draw:layer="layout" svg:x1="9.037cm" svg:y1="12.795cm" svg:x2="9.034cm" svg:y2="13.004cm">
          <text:p text:style-name="P2"/>
        </draw:line>
        <draw:line draw:style-name="gr4" draw:text-style-name="P1" draw:layer="layout" svg:x1="12.679cm" svg:y1="12.796cm" svg:x2="12.676cm" svg:y2="13.005cm">
          <text:p text:style-name="P2"/>
        </draw:line>
        <draw:line draw:style-name="gr4" draw:text-style-name="P1" draw:layer="layout" svg:x1="16.179cm" svg:y1="12.797cm" svg:x2="16.176cm" svg:y2="13.006cm">
          <text:p text:style-name="P2"/>
        </draw:line>
        <draw:frame draw:style-name="gr3" draw:layer="layout" svg:width="0.858cm" svg:height="0.962cm" svg:x="1.433cm" svg:y="12.905cm">
          <draw:text-box>
            <text:p text:style-name="P2">0</text:p>
          </draw:text-box>
        </draw:frame>
        <draw:frame draw:style-name="gr3" draw:layer="layout" svg:width="0.858cm" svg:height="0.962cm" svg:x="1.033cm" svg:y="12.405cm">
          <draw:text-box>
            <text:p text:style-name="P2">0</text:p>
          </draw:text-box>
        </draw:frame>
        <draw:frame draw:style-name="gr3" draw:layer="layout" svg:width="0.858cm" svg:height="0.962cm" svg:x="1.033cm" svg:y="10.705cm">
          <draw:text-box>
            <text:p text:style-name="P2">2</text:p>
          </draw:text-box>
        </draw:frame>
        <draw:frame draw:style-name="gr3" draw:layer="layout" svg:width="0.853cm" svg:height="0.962cm" svg:x="1.033cm" svg:y="8.867cm">
          <draw:text-box>
            <text:p text:style-name="P2">4</text:p>
          </draw:text-box>
        </draw:frame>
        <draw:frame draw:style-name="gr3" draw:layer="layout" svg:width="0.858cm" svg:height="0.962cm" svg:x="1.034cm" svg:y="7.067cm">
          <draw:text-box>
            <text:p text:style-name="P2">6</text:p>
          </draw:text-box>
        </draw:frame>
        <draw:frame draw:style-name="gr3" draw:layer="layout" svg:width="0.862cm" svg:height="0.962cm" svg:x="1.034cm" svg:y="5.267cm">
          <draw:text-box>
            <text:p text:style-name="P2">8</text:p>
          </draw:text-box>
        </draw:frame>
        <draw:frame draw:style-name="gr3" draw:layer="layout" svg:width="1.209cm" svg:height="0.962cm" svg:x="0.672cm" svg:y="3.367cm">
          <draw:text-box>
            <text:p text:style-name="P2">10</text:p>
          </draw:text-box>
        </draw:frame>
        <draw:frame draw:style-name="gr3" draw:layer="layout" svg:width="0.853cm" svg:height="0.962cm" svg:x="4.933cm" svg:y="12.905cm">
          <draw:text-box>
            <text:p text:style-name="P2">1</text:p>
          </draw:text-box>
        </draw:frame>
        <draw:frame draw:style-name="gr3" draw:layer="layout" svg:width="0.858cm" svg:height="0.962cm" svg:x="8.634cm" svg:y="12.905cm">
          <draw:text-box>
            <text:p text:style-name="P2">2</text:p>
          </draw:text-box>
        </draw:frame>
        <draw:frame draw:style-name="gr3" draw:layer="layout" svg:width="0.858cm" svg:height="0.962cm" svg:x="12.234cm" svg:y="12.905cm">
          <draw:text-box>
            <text:p text:style-name="P2">3</text:p>
          </draw:text-box>
        </draw:frame>
        <draw:frame draw:style-name="gr3" draw:layer="layout" svg:width="0.853cm" svg:height="0.962cm" svg:x="15.834cm" svg:y="12.905cm">
          <draw:text-box>
            <text:p text:style-name="P2"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6-09T08:01:38</meta:creation-date>
    <dc:creator>Jussi Eloranta</dc:creator>
    <dc:date>2008-06-09T08:15:01</dc:date>
    <meta:editing-cycles>11</meta:editing-cycles>
    <meta:editing-duration>PT13M25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